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ing_20_1">
      <style:paragraph-properties fo:line-height="100%" fo:break-before="page"/>
    </style:style>
    <style:style style:name="P3" style:family="paragraph" style:parent-style-name="Quotations">
      <style:paragraph-properties fo:line-height="100%" fo:text-align="center" style:justify-single-word="false"/>
      <style:text-properties fo:font-style="italic" officeooo:rsid="001e23d5" officeooo:paragraph-rsid="001e23d5" style:font-style-asian="italic" style:font-style-complex="italic"/>
    </style:style>
    <style:style style:name="P4" style:family="paragraph" style:parent-style-name="Standard">
      <style:paragraph-properties fo:line-height="100%" fo:text-align="center" style:justify-single-word="false"/>
      <style:text-properties officeooo:rsid="0019cb27" officeooo:paragraph-rsid="0019cb27"/>
    </style:style>
    <style:style style:name="P5" style:family="paragraph" style:parent-style-name="Subtitle">
      <style:paragraph-properties fo:line-height="100%"/>
    </style:style>
    <style:style style:name="P6" style:family="paragraph" style:parent-style-name="Text_20_body">
      <style:paragraph-properties fo:line-height="100%"/>
      <style:text-properties officeooo:rsid="001e5726" officeooo:paragraph-rsid="0028d438"/>
    </style:style>
    <style:style style:name="P7" style:family="paragraph" style:parent-style-name="Text_20_body" style:list-style-name="L1">
      <style:paragraph-properties fo:line-height="0.15in"/>
      <style:text-properties officeooo:rsid="001e5726" officeooo:paragraph-rsid="001e5726"/>
    </style:style>
    <style:style style:name="P8" style:family="paragraph" style:parent-style-name="Text_20_body">
      <style:paragraph-properties fo:line-height="100%"/>
    </style:style>
    <style:style style:name="P9" style:family="paragraph" style:parent-style-name="Text_20_body">
      <style:paragraph-properties fo:line-height="100%"/>
      <style:text-properties officeooo:paragraph-rsid="0028d438"/>
    </style:style>
    <style:style style:name="P10" style:family="paragraph" style:parent-style-name="Text_20_body">
      <style:paragraph-properties fo:line-height="100%"/>
      <style:text-properties officeooo:rsid="00203d49" officeooo:paragraph-rsid="0028d438"/>
    </style:style>
    <style:style style:name="P11" style:family="paragraph" style:parent-style-name="Text_20_body" style:list-style-name="L1">
      <style:paragraph-properties fo:line-height="0.15in"/>
      <style:text-properties officeooo:rsid="00203d49" officeooo:paragraph-rsid="00203d49"/>
    </style:style>
    <style:style style:name="P12" style:family="paragraph" style:parent-style-name="Text_20_body">
      <style:paragraph-properties fo:line-height="0.15in"/>
    </style:style>
    <style:style style:name="P13" style:family="paragraph" style:parent-style-name="Text_20_body" style:list-style-name="L1">
      <style:paragraph-properties fo:line-height="0.15in"/>
      <style:text-properties officeooo:paragraph-rsid="001e5726"/>
    </style:style>
    <style:style style:name="P14" style:family="paragraph" style:parent-style-name="Text_20_body" style:list-style-name="L1">
      <style:paragraph-properties fo:line-height="0.15in"/>
      <style:text-properties officeooo:paragraph-rsid="00203d49"/>
    </style:style>
    <style:style style:name="P15" style:family="paragraph" style:parent-style-name="Text_20_body" style:list-style-name="L1">
      <style:paragraph-properties fo:line-height="0.15in"/>
      <style:text-properties fo:font-weight="bold" officeooo:rsid="00203d49" officeooo:paragraph-rsid="00203d49" style:font-weight-asian="bold" style:font-weight-complex="bold"/>
    </style:style>
    <style:style style:name="P16" style:family="paragraph" style:parent-style-name="Text_20_body">
      <style:paragraph-properties fo:line-height="100%"/>
      <style:text-properties fo:font-weight="bold" officeooo:rsid="00203d49" officeooo:paragraph-rsid="0028d438" style:font-weight-asian="bold" style:font-weight-complex="bold"/>
    </style:style>
    <style:style style:name="P17" style:family="paragraph" style:parent-style-name="Text_20_body" style:list-style-name="L1">
      <style:paragraph-properties fo:line-height="0.15in"/>
      <style:text-properties fo:font-weight="bold" officeooo:paragraph-rsid="001e5726" style:font-weight-asian="bold" style:font-weight-complex="bold"/>
    </style:style>
    <style:style style:name="P18" style:family="paragraph" style:parent-style-name="Text_20_body">
      <style:paragraph-properties fo:line-height="100%" fo:break-before="page"/>
      <style:text-properties officeooo:paragraph-rsid="0028d438"/>
    </style:style>
    <style:style style:name="P19" style:family="paragraph" style:parent-style-name="Text_20_body">
      <style:paragraph-properties fo:line-height="100%" style:writing-mode="lr-tb"/>
      <style:text-properties officeooo:rsid="00203d49" officeooo:paragraph-rsid="0028d438"/>
    </style:style>
    <style:style style:name="P20" style:family="paragraph" style:parent-style-name="Text_20_body" style:list-style-name="L1">
      <style:paragraph-properties fo:line-height="0.15in" style:writing-mode="lr-tb"/>
      <style:text-properties officeooo:rsid="00203d49" officeooo:paragraph-rsid="00203d49"/>
    </style:style>
    <style:style style:name="P21" style:family="paragraph" style:parent-style-name="Text_20_body">
      <style:paragraph-properties fo:line-height="0.15in" style:writing-mode="lr-tb"/>
      <style:text-properties officeooo:rsid="00203d49" officeooo:paragraph-rsid="00203d49"/>
    </style:style>
    <style:style style:name="P22" style:family="paragraph" style:parent-style-name="Title">
      <style:paragraph-properties fo:line-height="100%"/>
    </style:style>
    <style:style style:name="T1" style:family="text">
      <style:text-properties officeooo:rsid="001bcc49"/>
    </style:style>
    <style:style style:name="T2" style:family="text">
      <style:text-properties officeooo:rsid="001e5726"/>
    </style:style>
    <style:style style:name="T3" style:family="text">
      <style:text-properties officeooo:rsid="00203d49"/>
    </style:style>
    <style:style style:name="T4" style:family="text">
      <style:text-properties officeooo:rsid="00247224"/>
    </style:style>
    <style:style style:name="T5" style:family="text">
      <style:text-properties officeooo:rsid="0028d438"/>
    </style:style>
    <style:style style:name="T6" style:family="text">
      <style:text-properties officeooo:rsid="002a9f3d"/>
    </style:style>
    <style:style style:name="T7" style:family="text">
      <style:text-properties fo:font-weight="bold" officeooo:rsid="001e5726" style:font-weight-asian="bold" style:font-weight-complex="bold"/>
    </style:style>
    <style:style style:name="T8" style:family="text">
      <style:text-properties fo:font-weight="bold" officeooo:rsid="002a9f3d" style:font-weight-asian="bold" style:font-weight-complex="bold"/>
    </style:style>
    <style:style style:name="T9" style:family="text">
      <style:text-properties fo:font-weight="bold" officeooo:rsid="002ee6ae" style:font-weight-asian="bold" style:font-weight-complex="bold"/>
    </style:style>
    <style:style style:name="T10" style:family="text">
      <style:text-properties officeooo:rsid="002ee6ae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2"/>
      <text:p text:style-name="P22"/>
      <text:p text:style-name="P8"/>
      <text:p text:style-name="P8"/>
      <text:p text:style-name="P8"/>
      <text:p text:style-name="P22"/>
      <text:p text:style-name="P22"><text:span text:style-name="T1">f</text:span>abCraft</text:p>
      <text:p text:style-name="P3">working title</text:p>
      <text:p text:style-name="P4"/>
      <text:p text:style-name="P5">Designed by Adam Gazdecki</text:p>
      <text:h text:style-name="P2" text:outline-level="1">Table of Contents</text:h>
      <text:p text:style-name="P12"/>
      <text:list xml:id="list1085586278" text:style-name="L1">
        <text:list-item>
          <text:p text:style-name="P17"><text:span text:style-name="T2">Chapter One - </text:span><text:span text:style-name="T5">Game Design Document</text:span></text:p>
          <text:list>
            <text:list-item>
              <text:p text:style-name="P13"><text:span text:style-name="T2">Overview………………………………………………………………</text:span><text:span text:style-name="T4">&lt;page number&gt;</text:span></text:p>
            </text:list-item>
            <text:list-item>
              <text:p text:style-name="P7">Gameplay</text:p>
            </text:list-item>
            <text:list-item>
              <text:p text:style-name="P11">Detailed Features and Mechanics</text:p>
              <text:list>
                <text:list-item>
                  <text:p text:style-name="P11">Interactions and Rules</text:p>
                </text:list-item>
                <text:list-item>
                  <text:p text:style-name="P11">Objectives</text:p>
                </text:list-item>
                <text:list-item>
                  <text:p text:style-name="P11">Conflict</text:p>
                </text:list-item>
                <text:list-item>
                  <text:p text:style-name="P11">Menus and Interfaces</text:p>
                </text:list-item>
              </text:list>
            </text:list-item>
            <text:list-item>
              <text:p text:style-name="P11">Story</text:p>
            </text:list-item>
            <text:list-item>
              <text:p text:style-name="P11">Level Design</text:p>
            </text:list-item>
          </text:list>
        </text:list-item>
        <text:list-item>
          <text:p text:style-name="P15">Chapter Two - <text:span text:style-name="T5">Technical Design Document</text:span></text:p>
          <text:list>
            <text:list-item>
              <text:p text:style-name="P11">Game Objects and Components</text:p>
            </text:list-item>
            <text:list-item>
              <text:p text:style-name="P11">Assets</text:p>
              <text:list>
                <text:list-item>
                  <text:p text:style-name="P14"><text:span text:style-name="T3">Visual</text:span></text:p>
                </text:list-item>
                <text:list-item>
                  <text:p text:style-name="P11">Audio</text:p>
                </text:list-item>
                <text:list-item>
                  <text:p text:style-name="P11">Narrative</text:p>
                </text:list-item>
              </text:list>
            </text:list-item>
          </text:list>
        </text:list-item>
        <text:list-item>
          <text:p text:style-name="P15">Chapter Three - <text:span text:style-name="T5">Task List</text:span></text:p>
          <text:list>
            <text:list-item>
              <text:p text:style-name="P20">Milestone 0.1</text:p>
            </text:list-item>
            <text:list-item>
              <text:p text:style-name="P20">Milestone 0.2</text:p>
            </text:list-item>
            <text:list-item>
              <text:p text:style-name="P20">Milestone 0.3</text:p>
            </text:list-item>
            <text:list-item>
              <text:p text:style-name="P20">Proof of Concepts Milestone 0.X</text:p>
            </text:list-item>
            <text:list-item>
              <text:p text:style-name="P20">Release Candidate Milestone 0.X</text:p>
            </text:list-item>
            <text:list-item>
              <text:p text:style-name="P20">Quality Assurance Strategy and Schedule</text:p>
              <text:list>
                <text:list-item>
                  <text:p text:style-name="P20">Strategy</text:p>
                </text:list-item>
                <text:list-item>
                  <text:p text:style-name="P20">Schedule</text:p>
                </text:list-item>
              </text:list>
            </text:list-item>
          </text:list>
        </text:list-item>
      </text:list>
      <text:p text:style-name="P21"/>
      <text:p text:style-name="P18"><text:span text:style-name="T9">1.0 </text:span><text:span text:style-name="T7">Chapter One – </text:span><text:span text:style-name="T8">Game Design Document</text:span></text:p>
      <text:p text:style-name="P9"><text:span text:style-name="T10">1.1 </text:span><text:span text:style-name="T2">Overview</text:span></text:p>
      <text:p text:style-name="P6"><text:span text:style-name="T10">1.2 </text:span>Gameplay</text:p>
      <text:p text:style-name="P10"><text:span text:style-name="T10">1.3 </text:span>Detailed Features and Mechanics</text:p>
      <text:p text:style-name="P10"><text:span text:style-name="T10">1.3.1 </text:span>Interactions and Rules</text:p>
      <text:p text:style-name="P10"><text:span text:style-name="T10">1.3.2 </text:span>Objectives</text:p>
      <text:p text:style-name="P10"><text:span text:style-name="T10">1.3.3 </text:span>Conflict</text:p>
      <text:p text:style-name="P10"><text:span text:style-name="T10">1.3.4 </text:span>Menus and Interfaces</text:p>
      <text:p text:style-name="P10"><text:span text:style-name="T10">1.4 </text:span>Story</text:p>
      <text:p text:style-name="P10"><text:span text:style-name="T10">1.5 </text:span>Level Design</text:p>
      <text:p text:style-name="P16"><text:span text:style-name="T10">2.0 </text:span>Chapter Two – <text:span text:style-name="T6">Technical Design Document</text:span></text:p>
      <text:p text:style-name="P10"><text:span text:style-name="T10">2.1 </text:span>Game Objects and Components</text:p>
      <text:p text:style-name="P10"><text:span text:style-name="T10">2.2 </text:span>Assets</text:p>
      <text:p text:style-name="P9"><text:span text:style-name="T10">2.2.1 </text:span><text:span text:style-name="T3">Visual</text:span></text:p>
      <text:p text:style-name="P10"><text:span text:style-name="T10">2.2.2 </text:span>Audio</text:p>
      <text:p text:style-name="P10"><text:span text:style-name="T10">2.2.3 </text:span>Narrative</text:p>
      <text:p text:style-name="P16"><text:span text:style-name="T10">3.0 </text:span>Chapter Three – <text:span text:style-name="T6">Task List</text:span></text:p>
      <text:p text:style-name="P19"><text:span text:style-name="T10">3.1 </text:span>Milestone 0.1</text:p>
      <text:p text:style-name="P19"><text:span text:style-name="T10">3.2 </text:span>Milestone 0.2</text:p>
      <text:p text:style-name="P19"><text:span text:style-name="T10">3.3 </text:span>Milestone 0.3</text:p>
      <text:p text:style-name="P19"><text:span text:style-name="T10">3.4 </text:span>Proof of Concepts Milestone 0.X</text:p>
      <text:p text:style-name="P19"><text:span text:style-name="T10">3.5 </text:span>Release Candidate Milestone 0.X</text:p>
      <text:p text:style-name="P19"><text:span text:style-name="T10">3.6 </text:span>Quality Assurance Strategy and Schedule</text:p>
      <text:p text:style-name="P19"><text:span text:style-name="T10">3.6.1 </text:span>Strategy</text:p>
      <text:p text:style-name="P19"><text:span text:style-name="T10">3.6.2 </text:span>Schedu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8T14:50:34.354150447</meta:creation-date>
    <dc:date>2023-09-28T15:24:55.862940453</dc:date>
    <meta:editing-duration>PT33M42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3" meta:paragraph-count="55" meta:word-count="187" meta:character-count="1218" meta:non-whitespace-character-count="1058"/>
  </office:meta>
</office:document-meta>
</file>